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EnabledImageFlavo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EnabledImageFlavor.MimeEnabledImageFlavor( ImageFlavor parentFlavor ,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